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3851c" officeooo:paragraph-rsid="0003851c"/>
    </style:style>
    <style:style style:name="P2" style:family="paragraph" style:parent-style-name="Standard">
      <style:text-properties style:font-name="Arial" officeooo:rsid="0005e86b" officeooo:paragraph-rsid="0005e86b"/>
    </style:style>
    <style:style style:name="P3" style:family="paragraph" style:parent-style-name="Standard">
      <style:text-properties style:font-name="Arial" officeooo:rsid="0009ac58" officeooo:paragraph-rsid="0009ac58"/>
    </style:style>
    <style:style style:name="P4" style:family="paragraph" style:parent-style-name="Standard">
      <style:text-properties style:font-name="Arial" officeooo:rsid="000c1d2c" officeooo:paragraph-rsid="000c1d2c"/>
    </style:style>
    <style:style style:name="P5" style:family="paragraph" style:parent-style-name="Standard">
      <style:text-properties style:font-name="Arial" officeooo:rsid="000c1d2c" officeooo:paragraph-rsid="0013be0d"/>
    </style:style>
    <style:style style:name="P6" style:family="paragraph" style:parent-style-name="Standard">
      <style:text-properties style:font-name="Arial" fo:font-weight="bold" officeooo:rsid="000c1d2c" officeooo:paragraph-rsid="000c1d2c" style:font-weight-asian="bold" style:font-weight-complex="bold"/>
    </style:style>
    <style:style style:name="P7" style:family="paragraph" style:parent-style-name="Standard">
      <style:text-properties style:font-name="Arial" fo:font-weight="bold" officeooo:rsid="000e5e79" officeooo:paragraph-rsid="000e5e79" style:font-weight-asian="bold" style:font-weight-complex="bold"/>
    </style:style>
    <style:style style:name="P8" style:family="paragraph" style:parent-style-name="Standard">
      <style:text-properties style:font-name="Arial" fo:font-weight="bold" officeooo:rsid="000ec602" officeooo:paragraph-rsid="000ec602" style:font-weight-asian="bold" style:font-weight-complex="bold"/>
    </style:style>
    <style:style style:name="P9" style:family="paragraph" style:parent-style-name="Standard">
      <style:text-properties style:font-name="Arial" fo:font-weight="bold" officeooo:rsid="0009ac58" officeooo:paragraph-rsid="0009ac58" style:font-weight-asian="bold" style:font-weight-complex="bold"/>
    </style:style>
    <style:style style:name="P10" style:family="paragraph" style:parent-style-name="Standard">
      <style:text-properties style:font-name="Arial" fo:font-weight="bold" officeooo:rsid="0011f6bd" officeooo:paragraph-rsid="0011f6bd" style:font-weight-asian="bold" style:font-weight-complex="bold"/>
    </style:style>
    <style:style style:name="P11" style:family="paragraph" style:parent-style-name="Standard">
      <style:text-properties style:font-name="Arial" officeooo:rsid="000e5e79" officeooo:paragraph-rsid="000e5e79"/>
    </style:style>
    <style:style style:name="P12" style:family="paragraph" style:parent-style-name="Standard">
      <style:text-properties style:font-name="Arial" officeooo:rsid="000ec602" officeooo:paragraph-rsid="000ec602"/>
    </style:style>
    <style:style style:name="P13" style:family="paragraph" style:parent-style-name="Standard">
      <style:text-properties style:font-name="Arial" officeooo:rsid="0011f6bd" officeooo:paragraph-rsid="0011f6bd"/>
    </style:style>
    <style:style style:name="P14" style:family="paragraph" style:parent-style-name="Standard">
      <style:text-properties style:font-name="Arial" officeooo:rsid="0013be0d" officeooo:paragraph-rsid="0013be0d"/>
    </style:style>
    <style:style style:name="P15" style:family="paragraph" style:parent-style-name="Standard">
      <style:text-properties style:font-name="Arial" officeooo:rsid="000c1d2c" officeooo:paragraph-rsid="000c1d2c"/>
    </style:style>
    <style:style style:name="P16" style:family="paragraph" style:parent-style-name="Standard">
      <style:text-properties style:font-name="Arial" officeooo:rsid="000c1d2c" officeooo:paragraph-rsid="00172909"/>
    </style:style>
    <style:style style:name="P17" style:family="paragraph" style:parent-style-name="Standard">
      <style:text-properties style:font-name="Arial" officeooo:rsid="000c1d2c" officeooo:paragraph-rsid="0013be0d"/>
    </style:style>
    <style:style style:name="P18" style:family="paragraph" style:parent-style-name="Standard">
      <style:text-properties style:font-name="Arial" officeooo:rsid="000c1d2c" officeooo:paragraph-rsid="0018509d"/>
    </style:style>
    <style:style style:name="P19" style:family="paragraph" style:parent-style-name="Standard">
      <style:text-properties style:font-name="Arial" officeooo:rsid="0018509d" officeooo:paragraph-rsid="0018509d"/>
    </style:style>
    <style:style style:name="P20" style:family="paragraph" style:parent-style-name="Standard">
      <style:text-properties style:font-name="Arial" officeooo:rsid="000e5e79" officeooo:paragraph-rsid="000e5e79"/>
    </style:style>
    <style:style style:name="P21" style:family="paragraph" style:parent-style-name="Standard">
      <style:text-properties style:font-name="Arial" officeooo:rsid="0019c390" officeooo:paragraph-rsid="0019c390"/>
    </style:style>
    <style:style style:name="P22" style:family="paragraph" style:parent-style-name="Standard">
      <style:text-properties style:font-name="Arial" fo:font-weight="bold" officeooo:rsid="0019c390" officeooo:paragraph-rsid="0019c390" style:font-weight-asian="bold" style:font-weight-complex="bold"/>
    </style:style>
    <style:style style:name="P23" style:family="paragraph" style:parent-style-name="Standard">
      <style:text-properties style:font-name="Arial" fo:font-weight="bold" officeooo:rsid="001a591f" officeooo:paragraph-rsid="001a591f" style:font-weight-asian="bold" style:font-weight-complex="bold"/>
    </style:style>
    <style:style style:name="P24" style:family="paragraph" style:parent-style-name="Standard">
      <style:text-properties style:font-name="Arial" fo:font-weight="bold" officeooo:rsid="0016271d" officeooo:paragraph-rsid="0016271d" style:font-weight-asian="bold" style:font-weight-complex="bold"/>
    </style:style>
    <style:style style:name="P25" style:family="paragraph" style:parent-style-name="Standard">
      <style:text-properties style:font-name="Arial" fo:font-weight="bold" officeooo:rsid="001b522c" officeooo:paragraph-rsid="001b522c" style:font-weight-asian="bold" style:font-weight-complex="bold"/>
    </style:style>
    <style:style style:name="P26" style:family="paragraph" style:parent-style-name="Standard">
      <style:text-properties style:font-name="Arial" officeooo:rsid="000ec602" officeooo:paragraph-rsid="000ec602"/>
    </style:style>
    <style:style style:name="P27" style:family="paragraph" style:parent-style-name="Standard">
      <style:text-properties style:font-name="Arial" officeooo:rsid="0009ac58" officeooo:paragraph-rsid="0009ac58"/>
    </style:style>
    <style:style style:name="P28" style:family="paragraph" style:parent-style-name="Standard">
      <style:text-properties style:font-name="Arial" officeooo:rsid="001a591f" officeooo:paragraph-rsid="001a591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6565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46565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046565"/>
    </style:style>
    <style:style style:name="T7" style:family="text">
      <style:text-properties officeooo:rsid="00046565"/>
    </style:style>
    <style:style style:name="T8" style:family="text">
      <style:text-properties officeooo:rsid="0007e509"/>
    </style:style>
    <style:style style:name="T9" style:family="text">
      <style:text-properties officeooo:rsid="000b7062"/>
    </style:style>
    <style:style style:name="T10" style:family="text">
      <style:text-properties officeooo:rsid="000ddf45"/>
    </style:style>
    <style:style style:name="T11" style:family="text">
      <style:text-properties officeooo:rsid="000e5e79"/>
    </style:style>
    <style:style style:name="T12" style:family="text">
      <style:text-properties officeooo:rsid="00104006"/>
    </style:style>
    <style:style style:name="T13" style:family="text">
      <style:text-properties officeooo:rsid="00104966"/>
    </style:style>
    <style:style style:name="T14" style:family="text">
      <style:text-properties officeooo:rsid="0010e116"/>
    </style:style>
    <style:style style:name="T15" style:family="text">
      <style:text-properties officeooo:rsid="0011f6bd"/>
    </style:style>
    <style:style style:name="T16" style:family="text">
      <style:text-properties officeooo:rsid="0013be0d"/>
    </style:style>
    <style:style style:name="T17" style:family="text">
      <style:text-properties officeooo:rsid="0015303a"/>
    </style:style>
    <style:style style:name="T18" style:family="text">
      <style:text-properties officeooo:rsid="0016271d"/>
    </style:style>
    <style:style style:name="T19" style:family="text">
      <style:text-properties officeooo:rsid="00172909"/>
    </style:style>
    <style:style style:name="T20" style:family="text">
      <style:text-properties officeooo:rsid="0018feeb"/>
    </style:style>
    <style:style style:name="T21" style:family="text">
      <style:text-properties officeooo:rsid="0019c390"/>
    </style:style>
    <style:style style:name="T22" style:family="text">
      <style:text-properties officeooo:rsid="001b522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ve esserci un <text:span text:style-name="T1">calendario</text:span> in cui possiamo inserire degli <text:span text:style-name="T1">impegni</text:span>. Ogni <text:span text:style-name="T1">impegno</text:span> avrà il <text:span text:style-name="T3">giorno</text:span>, <text:span text:style-name="T3">ora di inizio</text:span>, <text:span text:style-name="T3">ora di fine</text:span> e <text:span text:style-name="T3">luogo</text:span>. Tra <text:span text:style-name="T8">un</text:span> impegno e l’altro <text:span text:style-name="T8">l’app </text:span>deve fornire il <text:span text:style-name="T5">tempo di viaggio</text:span> e il<text:span text:style-name="T5"> miglior percorso</text:span> per passare da una località all’altra: quindi deve fornire i possibili percorsi con mezzi pubblici (bus, metro, tram, taxi, biciclette o auto di uno shared system), mezzi privati (auto, moto, bicicletta) o a piedi.</text:p>
      <text:p text:style-name="P1"/>
      <text:p text:style-name="P1">L’utente crea l’impegno e se un impegno non è raggiungibile nel tempo fissato l’app crea un <text:span text:style-name="T1">warning</text:span>. La <text:span text:style-name="T1">scelta</text:span> del mezzo di trasporto deve dipendere anche dal tipo di <text:span text:style-name="T5">appuntamento</text:span>, dalla <text:span text:style-name="T5">giornata</text:span> (per esempio non permettere i mezzi pubblici nei giorni di sciopero) o dal <text:span text:style-name="T5">tempo atmosferico</text:span> (sconsigliare bicicletta e a piedi nei giorni di pioggia).</text:p>
      <text:p text:style-name="P1"/>
      <text:p text:style-name="P1">L’utente deve poter <text:span text:style-name="T1">scegliere</text:span> i mezzi possibili, attivandoli e disattivandoli. <text:span text:style-name="T7">Deve anche poter inserire </text:span><text:span text:style-name="T2">vincoli</text:span><text:span text:style-name="T7"> sulla scelta dei mezzi (per esempio i percorsi a piedi non possono superare una certa </text:span><text:span text:style-name="T6">lunghezza</text:span><text:span text:style-name="T7">, non si possono usare i mezzi pubblici prima o dopo una certa </text:span><text:span text:style-name="T6">ora</text:span><text:span text:style-name="T7"> ecc…)). Nel percorso bisogna anche considerare il </text:span><text:span text:style-name="T6">consumo di CO2</text:span><text:span text:style-name="T7"> e l’utente può </text:span><text:span text:style-name="T2">scegliere</text:span><text:span text:style-name="T7"> quello che ne consuma meno (quindi un </text:span><text:span text:style-name="T2">percorso</text:span><text:span text:style-name="T7"> ha </text:span><text:span text:style-name="T4">partenza</text:span><text:span text:style-name="T7">, </text:span><text:span text:style-name="T4">destinazione</text:span><text:span text:style-name="T7">, </text:span><text:span text:style-name="T4">orario partenza</text:span><text:span text:style-name="T7">, orario di destinazione quindi </text:span><text:span text:style-name="T4">durata</text:span><text:span text:style-name="T7">, </text:span><text:span text:style-name="T4">lunghezza</text:span><text:span text:style-name="T7">, </text:span><text:span text:style-name="T4">veicolo</text:span><text:span text:style-name="T7">, </text:span><text:span text:style-name="T4">emissione CO2</text:span><text:span text:style-name="T7">).</text:span></text:p>
      <text:p text:style-name="P1"/>
      <text:p text:style-name="P2">Infine dobbiamo aggiungere il lunch: l’utente specifica l’orario in cui deve esserci una <text:span text:style-name="T1">pausa pranzo</text:span> e di quanto deve essere <text:span text:style-name="T1">lunga</text:span>. Volendo si può aggiungere anche per altri pasti (colazione, cena, merenda ecc….) in modo personalizzato.</text:p>
      <text:p text:style-name="P2"/>
      <text:p text:style-name="P2"/>
      <text:p text:style-name="P2"/>
      <text:p text:style-name="P2"/>
      <text:p text:style-name="P2"/>
      <text:p text:style-name="P3"><text:span text:style-name="T1">Calendario</text:span> contiene → <text:span text:style-name="T1">giorni</text:span> → contengono <text:span text:style-name="T1">impegni</text:span> (luogo, inizio, fine) intervallati da <text:span text:style-name="T1">viaggi</text:span> (partenza, arrivo, orario partenza, durata, lunghezza, veicoli -e pause intermedie- emissione CO2)</text:p>
      <text:p text:style-name="P3"/>
      <text:p text:style-name="P3">L’utente inserisce gli eventi e un gestore calendario li mette</text:p>
      <text:p text:style-name="P3">L’utente chiede un percorso tra due eventi impostando:</text:p>
      <text:p text:style-name="P3"><text:tab/>Veicoli utilizzabili</text:p>
      <text:p text:style-name="P3"><text:tab/>Vincoli sui mezzi</text:p>
      <text:p text:style-name="P3"><text:tab/><text:tab/>Usare o non usare i mezzi in certe condizioni (orario, tempo atmosferico, <text:tab/><text:tab/><text:tab/>sciopero)</text:p>
      <text:p text:style-name="P3"><text:tab/>Vincoli su pausa pranzo (durata minima e intervallo)</text:p>
      <text:p text:style-name="P3">Il software calcola dei percorsi in base a queste informazioni, l’app dà un warning se non è possibile rispettare i tempi</text:p>
      <text:p text:style-name="P3">L’utente sceglie un determinato percorso e lo registra</text:p>
      <text:p text:style-name="P3"/>
      <text:p text:style-name="P3"/>
      <text:p text:style-name="P4"># –––––––––––––––– #</text:p>
      <text:p text:style-name="P4"/>
      <text:p text:style-name="P4">Current Syste<text:span text:style-name="T10">m</text:span>: c’è già altra roba? Beh forse questo tipo di app è <text:span text:style-name="T10">n</text:span>uova però va integrat<text:span text:style-name="T10">a</text:span> in altri sistemi: lettura delle <text:span text:style-name="T1">mappe</text:span> per geolocalizzazione e calcolo dei percorsi, lettura degli <text:span text:style-name="T1">orari</text:span> dei mezzi tra cui sharing, lettura delle previsioni <text:span text:style-name="T1">meteo</text:span></text:p>
      <text:p text:style-name="P4"/>
      <text:p text:style-name="P6">Goals</text:p>
      <text:p text:style-name="P4"><text:span text:style-name="T15">1 </text:span>- Permettere all’utente di inserire i propri impegni</text:p>
      <text:p text:style-name="P4"><text:tab/>- Deve poter inserire il giorno, l’ora e la durata in un calendario</text:p>
      <text:p text:style-name="P4"><text:soft-page-break/><text:tab/>- Deve poter inserire la località, usando una mappa oppure l’indirizzo</text:p>
      <text:p text:style-name="P4"><text:tab/>- <text:span text:style-name="T17">Se è fornito l’indirizzo, si risale alle coordinate GPS attraverso servizi esterni</text:span></text:p>
      <text:p text:style-name="P4"><text:span text:style-name="T15">2 </text:span>- Dati la fine di un impegno e l’inizio di quello successivo, fornire <text:span text:style-name="T10">dei percorsi tra le due località</text:span></text:p>
      <text:p text:style-name="P4"><text:tab/>- <text:span text:style-name="T10">L’utente sceglie uno dei percorsi forniti</text:span></text:p>
      <text:p text:style-name="P5"><text:tab/>- L’utente può ordinare i percorsi <text:span text:style-name="T10">forniti </text:span>in ordine di <text:span text:style-name="T10">durata</text:span>, di lunghezza, <text:span text:style-name="T10">di numero <text:tab/>di cambi</text:span> o di emissione di CO2</text:p>
      <text:p text:style-name="P18"><text:tab/><text:tab/>- Di conseguenza un percors<text:span text:style-name="T10">o</text:span> deve calcolare anche le emissioni di CO2</text:p>
      <text:p text:style-name="P5"><text:tab/>- <text:span text:style-name="T11">L’applicazione deve inviare una notifica per avvisarlo del prossimo spostamento</text:span></text:p>
      <text:p text:style-name="P5"><text:tab/>- <text:span text:style-name="T14">Gli orari dei mezzi si ottengono contattando server esterni (PTD public transport databases)</text:span></text:p>
      <text:p text:style-name="P4"><text:span text:style-name="T15"><text:tab/></text:span>- <text:span text:style-name="T18">Sono accettati solo i percorsi in cui l’orario di arrivo precede l’orario di inizio dell’appuntamento</text:span></text:p>
      <text:p text:style-name="P4"><text:span text:style-name="T15">4 </text:span>- Se due località non sono raggiungibili entro il tempo disponibile bisogna dare un warning</text:p>
      <text:p text:style-name="P4"><text:span text:style-name="T15">6 -</text:span> <text:span text:style-name="T19">Nei giorni di sciopero non possono essere disponibili i mezzi pubblici</text:span></text:p>
      <text:p text:style-name="P4"><text:span text:style-name="T15">7 </text:span>- I mezzi come bici e a piedi devono essere sconsigliati nei giorni di pioggia</text:p>
      <text:p text:style-name="P4"><text:span text:style-name="T15">8 </text:span>- L’utente deve poter scegliere quali mezzi <text:span text:style-name="T15">impiegare</text:span> per il percorso</text:p>
      <text:p text:style-name="P4"><text:tab/>- Può anche fornire una priorità <text:span text:style-name="T10">sui</text:span> mezzi <text:span text:style-name="T12">(utile in base al tipo di appuntamento)</text:span></text:p>
      <text:p text:style-name="P4"><text:tab/><text:tab/><text:span text:style-name="T12">Questo si può distinguere tra impostazioni globali e del singolo percorso</text:span></text:p>
      <text:p text:style-name="P16"><text:span text:style-name="T15"><text:tab/></text:span>- Il percorso può usare i seguenti mezzi: auto privata, bici privata, a piedi, mezzi pubblici tra cui treno, bus, tram, taxi, car sharing, bike sharing</text:p>
      <text:p text:style-name="P4"><text:span text:style-name="T15">9 </text:span>- L’utente può inserire vincoli sulla lunghezza massima dei percorsi a piedi o in bicicletta</text:p>
      <text:p text:style-name="P4"><text:tab/>- <text:span text:style-name="T19">L’applicazione deve ricevere le preferenze dell’utente sulla lunghezza massima</text:span></text:p>
      <text:p text:style-name="P4"><text:span text:style-name="T15">10 </text:span>- L’utente può impostare che determinati veicoli non siano utilizzabili durante una certa fascia oraria</text:p>
      <text:p text:style-name="P19"><text:tab/>- L’applicazione deve ricevere le preferenze riguardo le restrizioni sui veicoli disponibili in una data fascia oraria</text:p>
      <text:p text:style-name="P5"><text:span text:style-name="T16">12 </text:span>- L’utente può inserire un vincolo sulla fascia della pausa pranzo</text:p>
      <text:p text:style-name="P14">13 - Si può inserire un vincolo sulla durata minima della pausa pranzo</text:p>
      <text:p text:style-name="P4"><text:tab/>- Data la fascia oraria della pausa pranzo e la sua durata minima, l’app deve garantire che non ci sia un percorso in corso in quella fascia oraria per almeno la durata specificata <text:span text:style-name="T12">(è una impostazione globale)</text:span></text:p>
      <text:p text:style-name="P4"><text:span text:style-name="T16">14 </text:span>- <text:span text:style-name="T10">L’utente può inserire altre pausa vincolate per colazione, cena, merenda ecc…</text:span></text:p>
      <text:p text:style-name="P4"><text:tab/>- <text:span text:style-name="T20">L’utente può specificare una pausa dando l’ora di inizio e fine</text:span></text:p>
      <text:p text:style-name="P4"><text:tab/>- <text:span text:style-name="T20">L’utente può eventualmente specificare la flessibilità delle pause inserendone la durata minima</text:span></text:p>
      <text:p text:style-name="P4"><text:span text:style-name="T16">15 </text:span>- <text:span text:style-name="T11">L’utente deve poter modificare o rimuovere gli impegni e percorsi salvati</text:span></text:p>
      <text:p text:style-name="P4"><text:span text:style-name="T16">16 </text:span>- <text:span text:style-name="T13">All’utente è concesso segnalare disservizi dell’applicazione</text:span></text:p>
      <text:p text:style-name="P4"/>
      <text:p text:style-name="P4"/>
      <text:p text:style-name="P4"/>
      <text:p text:style-name="P10">Requirements</text:p>
      <text:p text:style-name="P13"/>
      <text:p text:style-name="P4"/>
      <text:p text:style-name="P7"/>
      <text:p text:style-name="P7"/>
      <text:p text:style-name="P11"><text:span text:style-name="T1">Definizioni</text:span> (data dictionary)</text:p>
      <text:p text:style-name="P11"><text:span text:style-name="T1">Acronimi</text:span> (tipo RASD, API)</text:p>
      <text:p text:style-name="P11"><text:span text:style-name="T1">Abbreviazioni</text:span> (tipo G1 G2 R1)</text:p>
      <text:p text:style-name="P7">References</text:p>
      <text:p text:style-name="P11"/>
      <text:p text:style-name="P7"><text:soft-page-break/>Attori</text:p>
      <text:p text:style-name="P11">- Utente</text:p>
      <text:p text:style-name="P11">- Applicazione</text:p>
      <text:p text:style-name="P11">- Servizi esterni</text:p>
      <text:p text:style-name="P11"><text:tab/>Mezzi pubblici per orari e disponibilità</text:p>
      <text:p text:style-name="P11"><text:tab/>Servizio per mappe e calcolo percorsi</text:p>
      <text:p text:style-name="P11"><text:tab/>Servizio per meteo</text:p>
      <text:p text:style-name="P11"/>
      <text:p text:style-name="P22">Actual system</text:p>
      <text:p text:style-name="P21">(quello che c’è già)</text:p>
      <text:p text:style-name="P11"/>
      <text:p text:style-name="P11"/>
      <text:p text:style-name="P11"/>
      <text:p text:style-name="P7">Hardware contraints</text:p>
      <text:p text:style-name="P11">? boh prova una app smartphone con connessione in rete</text:p>
      <text:p text:style-name="P11">oppure applicazione per pc</text:p>
      <text:p text:style-name="P11"/>
      <text:p text:style-name="P8">Assunzioni</text:p>
      <text:p text:style-name="P12">- Nessuna registrazione</text:p>
      <text:p text:style-name="P12">- I servizi esterni sono sempre disponibili</text:p>
      <text:p text:style-name="P12">- Il software funziona in una certa città o regione (useremo Milano e Lombardia)</text:p>
      <text:p text:style-name="P12"/>
      <text:p text:style-name="P12"/>
      <text:p text:style-name="P12"/>
      <text:p text:style-name="P3"/>
      <text:p text:style-name="P8">Requisiti funzionali</text:p>
      <text:p text:style-name="P12">In pratica per ogni goal definito all’inziio metti una lista di requisiti (da definire) e le assunzioni (indicate sopra) che soddisfano il goal. Però distinguere il goal dairequisiti non mi è cos chiaro.</text:p>
      <text:p text:style-name="P12"/>
      <text:p text:style-name="P8">Requisiti non funzionali</text:p>
      <text:p text:style-name="P12">Performance: il calcolo dei percorsi disponibili deve essere disponibile in pochi secondi da quando l’utente ne fa richiesta</text:p>
      <text:p text:style-name="P12">Reliability: il sistema, siccome funziona di fatto offline, è sempre disponibile. La reliability dipende dalla disponibilità dei servizi esterni.</text:p>
      <text:p text:style-name="P12">Security: non è un gran problema</text:p>
      <text:p text:style-name="P12">Scalabilità: deve essere progettato in modo da poter cambiare facilmente i servizi esterni usati e di adattarsi ad altre città e regioni</text:p>
      <text:p text:style-name="P12">Accuracy: gli orari dei mezzi e le stime delle durate e lunghezze devono essere il più precisi possibile (anche se tutto dipende da servizi esterni)</text:p>
      <text:p text:style-name="P12"/>
      <text:p text:style-name="P3"/>
      <text:p text:style-name="P3"/>
      <text:p text:style-name="P3"/>
      <text:p text:style-name="P3"/>
      <text:p text:style-name="P28">uno fa la parte di introduzione</text:p>
      <text:p text:style-name="P23">l’altro requisiti (funzionali e non) <text:span text:style-name="T22">fai questo e se hai tempo fai le itnerfacce</text:span></text:p>
      <text:p text:style-name="P23"/>
      <text:p text:style-name="P28">poi ci saranno da fare:</text:p>
      <text:p text:style-name="P28">- storielle di scenari</text:p>
      <text:p text:style-name="P28">- uml</text:p>
      <text:p text:style-name="P28">- alloy</text:p>
      <text:p text:style-name="P21"><text:soft-page-break/></text:p>
      <text:p text:style-name="P21"/>
      <text:p text:style-name="P3"/>
      <text:p text:style-name="P3"/>
      <text:p text:style-name="P3"/>
      <text:p text:style-name="P3">Durata RASD Fiorix</text:p>
      <text:p text:style-name="P9"><text:span text:style-name="T9">8/10/2017<text:tab/><text:tab/></text:span>45’</text:p>
      <text:p text:style-name="P8">11/10/2017<text:tab/><text:tab/>45’</text:p>
      <text:p text:style-name="P24">12/10/2017<text:tab/><text:tab/>1h20’</text:p>
      <text:p text:style-name="P25">13/10/2017<text:tab/><text:tab/>1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8T14:52:17.081548605</meta:creation-date>
    <dc:date>2017-10-13T13:34:55.777000000</dc:date>
    <meta:editing-duration>PT51M37S</meta:editing-duration>
    <meta:editing-cycles>7</meta:editing-cycles>
    <meta:generator>LibreOffice/5.4.1.2$Windows_x86 LibreOffice_project/ea7cb86e6eeb2bf3a5af73a8f7777ac570321527</meta:generator>
    <meta:document-statistic meta:table-count="0" meta:image-count="0" meta:object-count="0" meta:page-count="4" meta:paragraph-count="86" meta:word-count="1080" meta:character-count="6764" meta:non-whitespace-character-count="5734"/>
  </office:meta>
</office:document-meta>
</file>